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3.29mm"/>
    </style:style>
    <style:style style:name="co2" style:family="table-column">
      <style:table-column-properties fo:break-before="auto" style:column-width="173.55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49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fo:border="0.06pt solid #000000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00" fo:border="0.06pt solid #000000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style:text-underline-mode="continuous" style:text-overline-mode="continuous" style:text-line-through-mode="continuous" style:font-name-asian="Calibri" style:font-size-asian="13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3pt" fo:font-weight="bold" fo:country="none" style:font-name-asian="Calibri" style:font-size-asian="13pt" style:font-weight-asian="bold" style:font-weight-complex="bold"/>
    </style:style>
    <style:style style:name="T2" style:family="text">
      <style:text-properties style:font-name="Times new roman" fo:font-size="13pt" fo:country="none" style:font-name-asian="Calibri" style:font-size-asian="13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GRAMÁTICA ORIGINAL</text:p>
          </table:table-cell>
          <table:table-cell table:style-name="ce1" office:value-type="string" calcext:value-type="string">
            <text:p>GRAMÁTICA OTIMIZADA</text:p>
          </table:table-cell>
          <table:table-cell table:style-name="ce1" office:value-type="string" calcext:value-type="string">
            <text:p>Cabeça da regra</text:p>
          </table:table-cell>
          <table:table-cell table:style-name="ce1" office:value-type="string" calcext:value-type="string">
            <text:p>Corpo da regra</text:p>
          </table:table-cell>
        </table:table-row>
        <table:table-row table:style-name="ro1">
          <table:table-cell office:value-type="string" calcext:value-type="string">
            <text:p>&lt;programa&gt; ::= &lt;principal&gt;&lt;lista-de-funções&gt;</text:p>
          </table:table-cell>
          <table:table-cell table:style-name="ce2" office:value-type="string" calcext:value-type="string">
            <text:p>&lt;programa&gt; ::= &lt;principal&gt;&lt;lista-de-funções&gt;</text:p>
          </table:table-cell>
          <table:table-cell office:value-type="string" calcext:value-type="string">
            <text:p>&lt;programa&gt;</text:p>
          </table:table-cell>
          <table:table-cell office:value-type="string" calcext:value-type="string">
            <text:p>&lt;principal&gt;&lt;lista-de-funções&gt;</text:p>
          </table:table-cell>
        </table:table-row>
        <table:table-row table:style-name="ro1">
          <table:table-cell office:value-type="string" calcext:value-type="string">
            <text:p>&lt;principal&gt; ::= main[&lt;params&gt;](&lt;corpo&gt;)</text:p>
          </table:table-cell>
          <table:table-cell table:style-name="ce2" office:value-type="string" calcext:value-type="string">
            <text:p>&lt;principal&gt; ::= main[&lt;params&gt;](&lt;corpo&gt;)</text:p>
          </table:table-cell>
          <table:table-cell office:value-type="string" calcext:value-type="string">
            <text:p>&lt;principal&gt; </text:p>
          </table:table-cell>
          <table:table-cell office:value-type="string" calcext:value-type="string">
            <text:p>main[&lt;params&gt;](&lt;corpo&gt;)</text:p>
          </table:table-cell>
        </table:table-row>
        <table:table-row table:style-name="ro1">
          <table:table-cell office:value-type="string" calcext:value-type="string">
            <text:p>&lt;lista-de-funções&gt; ::= &lt;função&gt;</text:p>
          </table:table-cell>
          <table:table-cell table:style-name="ce8" office:value-type="string" calcext:value-type="string">
            <text:p>&lt;lista-de-funções&gt; ::= &lt;função&gt;&lt;lista-de-funções’&gt;</text:p>
          </table:table-cell>
          <table:table-cell office:value-type="string" calcext:value-type="string">
            <text:p>&lt;lista-de-funções&gt;</text:p>
          </table:table-cell>
          <table:table-cell office:value-type="string" calcext:value-type="string">
            <text:p>&lt;função&gt;&lt;lista-de-funções’&gt;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&lt;lista-de-funções&gt; ::= &lt;função&gt;&lt;lista-de-funções&gt;</text:p>
          </table:table-cell>
          <table:table-cell table:style-name="ce8" office:value-type="string" calcext:value-type="string">
            <text:p>&lt;lista-de-funções’&gt; ::= ε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8" office:value-type="string" calcext:value-type="string">
            <text:p>&lt;lista-de-funções’&gt; ::= &lt;lista-de-funções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função&gt; ::= &lt;id&gt;[](&lt;corpo&gt;)</text:p>
          </table:table-cell>
          <table:table-cell table:style-name="ce8" office:value-type="string" calcext:value-type="string">
            <text:p>&lt;função&gt; ::= &lt;id&gt;[&lt;função’&gt;](&lt;corpo&gt;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&lt;função&gt; ::= &lt;id&gt;[&lt;params&gt;](&lt;corpo&gt;)</text:p>
          </table:table-cell>
          <table:table-cell table:style-name="ce8" office:value-type="string" calcext:value-type="string">
            <text:p>&lt;função’&gt; ::= ε 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8" office:value-type="string" calcext:value-type="string">
            <text:p>&lt;função’&gt; ::= &lt;params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arams&gt; ::= &lt;id&gt;,&lt;params&gt;</text:p>
          </table:table-cell>
          <table:table-cell office:value-type="string" calcext:value-type="string">
            <text:p>&lt;params&gt; ::= &lt;id&gt;&lt;params’&gt;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&lt;params&gt; ::= &lt;id&gt;</text:p>
          </table:table-cell>
          <table:table-cell office:value-type="string" calcext:value-type="string">
            <text:p>&lt;params’&gt; ::= ε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&lt;params’&gt; ::= ,&lt;params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corpo&gt; ::= if[&lt;cond&gt;,&lt;corpo&gt;,&lt;corpo&gt;]</text:p>
          </table:table-cell>
          <table:table-cell table:style-name="ce10" office:value-type="string" calcext:value-type="string">
            <text:p>&lt;corpo&gt; ::= if[&lt;cond&gt;,&lt;corpo&gt;,&lt;corpo&gt;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corpo&gt; ::= &lt;id&gt;[]</text:p>
          </table:table-cell>
          <table:table-cell office:value-type="string" calcext:value-type="string">
            <text:p>&lt;corpo&gt; ::= &lt;id&gt;[&lt;corpo’&gt;]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&lt;corpo&gt; ::= &lt;id&gt;[&lt;args&gt;]</text:p>
          </table:table-cell>
          <table:table-cell office:value-type="string" calcext:value-type="string">
            <text:p>&lt;corpo’&gt; ::= ε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&lt;corpo’&gt; ::= &lt;args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args&gt; ::= &lt;arg&gt;</text:p>
          </table:table-cell>
          <table:table-cell office:value-type="string" calcext:value-type="string">
            <text:p>&lt;args&gt; ::= &lt;arg&gt;&lt;args’&gt;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&lt;args&gt; :: &lt;arg&gt;,&lt;args&gt;</text:p>
          </table:table-cell>
          <table:table-cell office:value-type="string" calcext:value-type="string">
            <text:p>&lt;args’&gt; ::= ε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&lt;args’&gt; ::= ,&lt;args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arg&gt; ::=&lt;exp&gt;</text:p>
          </table:table-cell>
          <table:table-cell table:style-name="ce2" office:value-type="string" calcext:value-type="string">
            <text:p>&lt;arg&gt; ::=&lt;ex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arg&gt; ::= &lt;corpo&gt;</text:p>
          </table:table-cell>
          <table:table-cell table:style-name="ce2" office:value-type="string" calcext:value-type="string">
            <text:p>&lt;arg&gt; ::= &lt;corpo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exp&gt; ::= &lt;num&gt;</text:p>
          </table:table-cell>
          <table:table-cell table:style-name="ce2" office:value-type="string" calcext:value-type="string">
            <text:p>&lt;exp&gt; ::= &lt;num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exp&gt; ::= &lt;id&gt;</text:p>
          </table:table-cell>
          <table:table-cell table:style-name="ce2" office:value-type="string" calcext:value-type="string">
            <text:p>&lt;exp&gt; ::= &lt;i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exp&gt; ::= &lt;exp&gt;&lt;exp&gt;+</text:p>
          </table:table-cell>
          <table:table-cell office:value-type="string" calcext:value-type="string">
            <text:p>&lt;exp&gt; ::= &lt;exp&gt;&lt;exp’&gt;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3">
            <text:p>&lt;exp&gt; ::= &lt;exp&gt;&lt;exp&gt;-</text:p>
          </table:table-cell>
          <table:table-cell office:value-type="string" calcext:value-type="string">
            <text:p>&lt;exp’&gt; ::= &lt;exp&gt;&lt;exp’’&gt;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&lt;exp’’&gt; ::= +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&lt;exp’’&gt; ::=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exp&gt; ::= &lt;corpo&gt;</text:p>
          </table:table-cell>
          <table:table-cell table:style-name="ce2" office:value-type="string" calcext:value-type="string">
            <text:p>&lt;exp&gt; ::= &lt;corpo&gt;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&lt;cond&gt; ::= &lt;exp&gt;&lt;exp&gt;&gt;</text:p>
          </table:table-cell>
          <table:table-cell table:style-name="ce11" office:value-type="string" calcext:value-type="string">
            <text:p><text:span text:style-name="T1">&lt;cond&gt; ::= &lt;exp&gt;&lt;exp&gt;&lt;cond’&gt;</text:span><text:span text:style-name="T2">//recursão de &lt;exp&gt; já é tratada anteriormente</text:span>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&lt;cond&gt; ::= &lt;exp&gt;&lt;exp&gt;&lt;</text:p>
          </table:table-cell>
          <table:table-cell table:style-name="ce12" office:value-type="string" calcext:value-type="string">
            <text:p>&lt;cond’&gt; ::= &gt;|=|&lt;cond’’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&lt;cond&gt; ::= &lt;exp&gt;&lt;exp&gt;=</text:p>
          </table:table-cell>
          <table:table-cell table:style-name="ce12" office:value-type="string" calcext:value-type="string">
            <text:p>&lt;cond’’&gt; ::= &gt;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&lt;cond&gt; ::= &lt;exp&gt;&lt;exp&gt;&lt;&gt;</text:p>
          </table:table-cell>
          <table:table-cell table:style-name="ce12" office:value-type="string" calcext:value-type="string">
            <text:p>&lt;cond’’&gt; ::= 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d&gt; ::= &lt;letra&gt;&lt;seqsimb&gt;</text:p>
          </table:table-cell>
          <table:table-cell table:style-name="ce2" office:value-type="string" calcext:value-type="string">
            <text:p>&lt;id&gt; ::= &lt;letra&gt;&lt;seqsimb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num&gt; ::= &lt;digito&gt;</text:p>
          </table:table-cell>
          <table:table-cell office:value-type="string" calcext:value-type="string">
            <text:p>&lt;num&gt; ::= &lt;digito&gt;&lt;num’&gt;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&lt;num&gt; ::= &lt;digito&gt;&lt;num&gt;</text:p>
          </table:table-cell>
          <table:table-cell office:value-type="string" calcext:value-type="string">
            <text:p>&lt;num’&gt; ::= ε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&lt;num’&gt; ::= &lt;num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letra&gt; ::= a|b|c|d|e|f|g|h|i|j|k|l|m|n|o|p|q|r|s|t|u|v|w|x|y|z</text:p>
          </table:table-cell>
          <table:table-cell table:style-name="ce2" office:value-type="string" calcext:value-type="string">
            <text:p>&lt;letra&gt; ::= a|b|c|d|e|f|g|h|i|j|k|l|m|n|o|p|q|r|s|t|u|v|w|x|y|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digito&gt; ::= 0|1|2|3|4|5|6|7|8|9</text:p>
          </table:table-cell>
          <table:table-cell table:style-name="ce2" office:value-type="string" calcext:value-type="string">
            <text:p>&lt;digito&gt; ::= 0|1|2|3|4|5|6|7|8|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seqsimb&gt; ::= ε</text:p>
          </table:table-cell>
          <table:table-cell table:style-name="ce2" office:value-type="string" calcext:value-type="string">
            <text:p>&lt;seqsimb&gt; ::= 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seqsimb&gt; ::= &lt;letra&gt;&lt;seqsimb&gt;</text:p>
          </table:table-cell>
          <table:table-cell table:style-name="ce2" office:value-type="string" calcext:value-type="string">
            <text:p>&lt;seqsimb&gt; ::= &lt;letra&gt;&lt;seqsimb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seqsimb&gt; ::= &lt;digito&gt;&lt;seqsimb&gt;</text:p>
          </table:table-cell>
          <table:table-cell table:style-name="ce2" office:value-type="string" calcext:value-type="string">
            <text:p>&lt;seqsimb&gt; ::= &lt;digito&gt;&lt;seqsimb&gt;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3" table:number-rows-spanned="2">
            <text:p>Sigma{'a', 'b', 'c', 'd', 'e', 'f', 'g', 'h', 'i', 'j', 'k', 'l', 'm', 'n', 'o', 'p', 'q', 'r', 's', 't', 'u', 'v', 'x', 'y', 'z', '1', '2', '3', '4', '5', '6', '7', '8', '9', '0', ‘main’, ‘if’, ‘(‘, ‘)’, ‘[‘, ‘]’ '=', '&gt;', '&lt;', '&lt;&gt;', '+', '-'}</text:p>
          </table:table-cell>
          <table:covered-table-cell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/00/0000</text:date>, <text:time style:data-style-name="N2" text:time-value="11:31:40.8211165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1:33:49.175256418</meta:creation-date>
    <dc:date>2018-07-14T11:49:09.019828468</dc:date>
    <meta:editing-duration>PT20M44S</meta:editing-duration>
    <meta:editing-cycles>2</meta:editing-cycles>
    <meta:generator>LibreOffice/5.1.6.2$Linux_X86_64 LibreOffice_project/10m0$Build-2</meta:generator>
    <meta:document-statistic meta:table-count="1" meta:cell-count="83" meta:object-count="0"/>
  </office:meta>
</office:document-meta>
</file>